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a1c3" officeooo:paragraph-rsid="001ca1c3"/>
    </style:style>
    <style:style style:name="T1" style:family="text">
      <style:text-properties fo:color="#090000" loext:opacity="100%" style:font-name="Calibri" fo:font-size="14pt" fo:language="fr" fo:country="FR" fo:font-weight="bold" style:font-size-asian="14pt" style:font-weight-asian="bold"/>
    </style:style>
    <style:style style:name="T2" style:family="text">
      <style:text-properties fo:color="#090000" loext:opacity="100%" style:font-name="Calibri" fo:font-size="14pt" fo:language="fr" fo:country="FR" fo:font-style="normal" style:text-underline-style="none" fo:font-weight="bold" style:font-size-asian="14pt" style:font-style-asian="normal" style:font-weight-asian="bold"/>
    </style:style>
    <style:style style:name="T3" style:family="text">
      <style:text-properties fo:color="#090000" loext:opacity="100%" style:font-name="Calibri" fo:font-size="12pt" fo:language="fr" fo:country="FR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fo:color="#090000" loext:opacity="100%" style:font-name="Calibri" fo:font-size="12pt" fo:language="fr" fo:country="FR" fo:font-style="normal" style:text-underline-style="none" fo:font-weight="normal" style:font-size-asian="12pt" style:font-style-asian="normal" style:font-weight-asian="normal"/>
    </style:style>
    <style:style style:name="T5" style:family="text">
      <style:text-properties fo:color="#090000" loext:opacity="100%" style:font-name="Calibri" fo:font-size="12pt" fo:language="fr" fo:country="FR" fo:font-style="normal" style:text-underline-style="none" fo:font-weight="bold" style:font-size-asian="12pt" style:font-style-asian="normal" style:font-weight-asian="bold"/>
    </style:style>
    <style:style style:name="T6" style:family="text">
      <style:text-properties fo:color="#808080" loext:opacity="100%" style:font-name="Calibri" fo:font-size="8pt" fo:language="fr" fo:country="FR" fo:font-style="italic" style:text-underline-style="none" fo:font-weight="bold" style:font-size-asian="8pt" style:font-style-asian="italic" style:font-weight-asian="bold"/>
    </style:style>
    <style:style style:name="T7" style:family="text">
      <style:text-properties fo:color="#808080" loext:opacity="100%" style:font-name="Calibri" fo:font-size="8pt" fo:language="fr" fo:country="FR" fo:font-style="italic" style:text-underline-style="none" fo:font-weight="normal" style:font-size-asian="8pt" style:font-style-asian="italic" style:font-weight-asian="normal"/>
    </style:style>
    <style:style style:name="T8" style:family="text">
      <style:text-properties fo:color="#0000ff" loext:opacity="100%" style:font-name="Calibri" fo:font-size="12pt" fo:language="fr" fo:country="FR" fo:font-style="italic" style:text-underline-style="none" fo:font-weight="normal" style:font-size-asian="12pt" style:font-style-asian="italic" style:font-weight-asian="normal"/>
    </style:style>
    <style:style style:name="T9" style:family="text">
      <style:text-properties fo:color="#0000ff" loext:opacity="100%" style:font-name="Calibri" fo:font-size="12pt" fo:language="fr" fo:country="FR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0" style:family="text">
      <style:text-properties fo:color="#0000ff" loext:opacity="100%" style:text-position="188% 100%" style:font-name="Calibri" fo:font-size="8pt" fo:language="fr" fo:country="FR" fo:font-style="normal" style:text-underline-style="none" fo:font-weight="bold" style:font-size-asian="8pt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669391794720">
          <table:table-cell table:style-name="Tableau1.A1" office:value-type="string">
            <text:p text:style-name="P1"><text:span text:style-name="T1">vg_category = (</text:span><text:span text:style-name="T3">cat_id</text:span><text:span text:style-name="T6"> INT AUTO_INCREMENT</text:span><text:span text:style-name="T4">, </text:span><text:span text:style-name="T5">cat_name</text:span><text:span text:style-name="T6"> VARCHAR(50) </text:span><text:span text:style-name="T2">)</text:span></text:p>
          </table:table-cell>
        </table:table-row>
        <table:table-row table:style-name="TableLine94669391794720">
          <table:table-cell table:style-name="Tableau1.A2" office:value-type="string">
            <text:p text:style-name="P1"><text:span text:style-name="T1">vg_sub_category = (</text:span><text:span text:style-name="T3">sub_cat_id</text:span><text:span text:style-name="T6"> INT AUTO_INCREMENT</text:span><text:span text:style-name="T4">, </text:span><text:span text:style-name="T5">sub_cat_name</text:span><text:span text:style-name="T6"> VARCHAR(50) </text:span><text:span text:style-name="T8">, #cat_id</text:span><text:span text:style-name="T2">)</text:span></text:p>
          </table:table-cell>
        </table:table-row>
        <table:table-row table:style-name="TableLine94669391794720">
          <table:table-cell table:style-name="Tableau1.A2" office:value-type="string">
            <text:p text:style-name="P1"><text:span text:style-name="T1">vg_supplier = (</text:span><text:span text:style-name="T3">sup_id</text:span><text:span text:style-name="T6"> INT AUTO_INCREMENT</text:span><text:span text:style-name="T4">, sup_type</text:span><text:span text:style-name="T6"> VARCHAR(15) </text:span><text:span text:style-name="T4">, sup_name</text:span><text:span text:style-name="T6"> VARCHAR(50) </text:span><text:span text:style-name="T4">, sup_contact</text:span><text:span text:style-name="T6"> VARCHAR(50) </text:span><text:span text:style-name="T4">, </text:span><text:span text:style-name="T5">sup_mail</text:span><text:span text:style-name="T6"> VARCHAR(255) </text:span><text:span text:style-name="T4">, sup_phone</text:span><text:span text:style-name="T6"> VARCHAR(10) </text:span><text:span text:style-name="T4">, sup_address</text:span><text:span text:style-name="T6"> VARCHAR(255) </text:span><text:span text:style-name="T4">, sup_zipcode</text:span><text:span text:style-name="T6"> VARCHAR(5) </text:span><text:span text:style-name="T4">, sup_city</text:span><text:span text:style-name="T6"> VARCHAR(50) </text:span><text:span text:style-name="T4">, sup_country</text:span><text:span text:style-name="T6"> VARCHAR(15) </text:span><text:span text:style-name="T2">)</text:span></text:p>
          </table:table-cell>
        </table:table-row>
        <table:table-row table:style-name="TableLine94669391794720">
          <table:table-cell table:style-name="Tableau1.A2" office:value-type="string">
            <text:p text:style-name="P1"><text:span text:style-name="T1">vg_product = (</text:span><text:span text:style-name="T3">pro_id</text:span><text:span text:style-name="T6"> INT AUTO_INCREMENT</text:span><text:span text:style-name="T4">, </text:span><text:span text:style-name="T5">pro_reference</text:span><text:span text:style-name="T6"> VARCHAR(8) </text:span><text:span text:style-name="T4">, pro_name</text:span><text:span text:style-name="T6"> VARCHAR(30) </text:span><text:span text:style-name="T4">, pro_label</text:span><text:span text:style-name="T6"> VARCHAR(150) </text:span><text:span text:style-name="T4">, pro_description</text:span><text:span text:style-name="T6"> TEXT</text:span><text:span text:style-name="T4">, pro_price</text:span><text:span text:style-name="T6"> DECIMAL(6,2) <text:s/></text:span><text:span text:style-name="T4">, pro_stock</text:span><text:span text:style-name="T6"> INT</text:span><text:span text:style-name="T4">, pro_status</text:span><text:span text:style-name="T6"> BOOLEAN</text:span><text:span text:style-name="T4">, pro_picture</text:span><text:span text:style-name="T6"> VARCHAR(4) </text:span><text:span text:style-name="T8">, #sub_cat_id, #sup_id</text:span><text:span text:style-name="T2">)</text:span></text:p>
          </table:table-cell>
        </table:table-row>
        <table:table-row table:style-name="TableLine94669391794720">
          <table:table-cell table:style-name="Tableau1.A2" office:value-type="string">
            <text:p text:style-name="P1"><text:span text:style-name="T2">vg_user = (</text:span><text:span text:style-name="T3">use_id</text:span><text:span text:style-name="T6"> INT AUTO_INCREMENT</text:span><text:span text:style-name="T4">, </text:span><text:span text:style-name="T5">use_reference</text:span><text:span text:style-name="T6"> VARCHAR(8) </text:span><text:span text:style-name="T4">, use_type</text:span><text:span text:style-name="T6"> VARCHAR(15) </text:span><text:span text:style-name="T4">, use_coefficient</text:span><text:span text:style-name="T6"> DECIMAL(2,1) <text:s/></text:span><text:span text:style-name="T4">, use_lastname</text:span><text:span text:style-name="T6"> VARCHAR(50) </text:span><text:span text:style-name="T4">, use_firstname</text:span><text:span text:style-name="T6"> VARCHAR(50) </text:span><text:span text:style-name="T4">, </text:span><text:span text:style-name="T5">use_mail</text:span><text:span text:style-name="T6"> VARCHAR(255) </text:span><text:span text:style-name="T4">, use_password</text:span><text:span text:style-name="T6"> VARCHAR(60) </text:span><text:span text:style-name="T4">, use_phone</text:span><text:span text:style-name="T6"> VARCHAR(10) </text:span><text:span text:style-name="T4">, use_bil_address</text:span><text:span text:style-name="T7"> VARCHAR(255) </text:span><text:span text:style-name="T4">, use_bil_zipcode</text:span><text:span text:style-name="T7"> VARCHAR(5) </text:span><text:span text:style-name="T4">, use_bil_city</text:span><text:span text:style-name="T7"> VARCHAR(50) </text:span><text:span text:style-name="T4">, use_bil_country</text:span><text:span text:style-name="T7"> VARCHAR(15) </text:span><text:span text:style-name="T4">, use_del_address</text:span><text:span text:style-name="T7"> VARCHAR(255) </text:span><text:span text:style-name="T4">, use_del_zipcode</text:span><text:span text:style-name="T7"> VARCHAR(5) </text:span><text:span text:style-name="T4">, use_del_city</text:span><text:span text:style-name="T7"> VARCHAR(50) </text:span><text:span text:style-name="T4">, use_del_country</text:span><text:span text:style-name="T7"> VARCHAR(15) </text:span><text:span text:style-name="T8">, #use_id_1*</text:span><text:span text:style-name="T2">)</text:span></text:p>
          </table:table-cell>
        </table:table-row>
        <table:table-row table:style-name="TableLine94669391794720">
          <table:table-cell table:style-name="Tableau1.A2" office:value-type="string">
            <text:p text:style-name="P1"><text:span text:style-name="T1">vg_order = (</text:span><text:span text:style-name="T3">ord_id</text:span><text:span text:style-name="T6"> INT AUTO_INCREMENT</text:span><text:span text:style-name="T4">, ord_date</text:span><text:span text:style-name="T6"> DATETIME</text:span><text:span text:style-name="T4">, ord_pay_date</text:span><text:span text:style-name="T7"> DATETIME</text:span><text:span text:style-name="T4">, ord_bil_lastname</text:span><text:span text:style-name="T6"> VARCHAR(50) </text:span><text:span text:style-name="T4">, ord_bil_firstname</text:span><text:span text:style-name="T6"> VARCHAR(50) </text:span><text:span text:style-name="T4">, ord_bil_phone</text:span><text:span text:style-name="T6"> VARCHAR(10) </text:span><text:span text:style-name="T4">, ord_bil_address</text:span><text:span text:style-name="T6"> VARCHAR(255) </text:span><text:span text:style-name="T4">, ord_bil_zipcode</text:span><text:span text:style-name="T6"> VARCHAR(5) </text:span><text:span text:style-name="T4">, ord_bil_city</text:span><text:span text:style-name="T6"> VARCHAR(50) </text:span><text:span text:style-name="T4">, ord_bil_country</text:span><text:span text:style-name="T6"> VARCHAR(15) </text:span><text:span text:style-name="T4">, ord_del_lastname</text:span><text:span text:style-name="T6"> VARCHAR(50) </text:span><text:span text:style-name="T4">, ord_del_firstname</text:span><text:span text:style-name="T6"> VARCHAR(50) </text:span><text:span text:style-name="T4">, ord_del_phone</text:span><text:span text:style-name="T6"> VARCHAR(10) </text:span><text:span text:style-name="T4">, ord_del_address</text:span><text:span text:style-name="T6"> VARCHAR(255) </text:span><text:span text:style-name="T4">, ord_del_zipcode</text:span><text:span text:style-name="T6"> VARCHAR(5) </text:span><text:span text:style-name="T4">, ord_del_city</text:span><text:span text:style-name="T6"> VARCHAR(50) </text:span><text:span text:style-name="T4">, ord_del_country</text:span><text:span text:style-name="T6"> VARCHAR(50) </text:span><text:span text:style-name="T4">, ord_status</text:span><text:span text:style-name="T6"> VARCHAR(15) </text:span><text:span text:style-name="T4">, ord_discount</text:span><text:span text:style-name="T7"> DECIMAL(4,2) <text:s/></text:span><text:span text:style-name="T8">, #use_id</text:span><text:span text:style-name="T2">)</text:span></text:p>
          </table:table-cell>
        </table:table-row>
        <table:table-row table:style-name="TableLine94669391794720">
          <table:table-cell table:style-name="Tableau1.A2" office:value-type="string">
            <text:p text:style-name="P1"><text:span text:style-name="T1">contain = (</text:span><text:span text:style-name="T9">#pro_id, #ord_id</text:span><text:span text:style-name="T4">, ode_uni_price</text:span><text:span text:style-name="T6"> DECIMAL(6,2) <text:s/></text:span><text:span text:style-name="T4">, ode_quantity</text:span><text:span text:style-name="T6"> INT</text:span><text:span text:style-name="T4">, ode_est_date</text:span><text:span text:style-name="T7"> DATETIME</text:span><text:span text:style-name="T4">, ode_status</text:span><text:span text:style-name="T6"> VARCHAR(15) </text:span><text:span text:style-name="T2">)</text:span></text:p>
          </table:table-cell>
        </table:table-row>
        <table:table-row table:style-name="TableLine94669391794720">
          <table:table-cell table:style-name="Tableau1.A2" office:value-type="string">
            <text:p text:style-name="P1"><text:span text:style-name="T1">vg_delivery = (</text:span><text:span text:style-name="T3">del_id</text:span><text:span text:style-name="T6"> INT AUTO_INCREMENT</text:span><text:span text:style-name="T4">, del_date</text:span><text:span text:style-name="T6"> DATETIME</text:span><text:span text:style-name="T8">, #ord_id</text:span><text:span text:style-name="T2">)</text:span></text:p>
          </table:table-cell>
        </table:table-row>
        <table:table-row table:style-name="TableLine94669391794720">
          <table:table-cell table:style-name="Tableau1.A2" office:value-type="string">
            <text:p text:style-name="P1"><text:span text:style-name="T1">concern = (</text:span><text:span text:style-name="T9">#pro_id, #del_id</text:span><text:span text:style-name="T4">, dde_quantity</text:span><text:span text:style-name="T6"> INT</text:span><text:span text:style-name="T2">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4:46:35.764492866</meta:creation-date>
    <dc:date>2022-05-05T15:01:32.560408226</dc:date>
    <meta:editing-duration>PT4M36S</meta:editing-duration>
    <meta:editing-cycles>1</meta:editing-cycles>
    <meta:document-statistic meta:table-count="1" meta:image-count="0" meta:object-count="0" meta:page-count="1" meta:paragraph-count="9" meta:word-count="217" meta:character-count="1949" meta:non-whitespace-character-count="1737"/>
    <meta:generator>LibreOffice/7.3.2.2$Linux_X86_64 LibreOffice_project/30$Build-2</meta:generator>
  </office:meta>
</office:document-meta>
</file>